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4afe5" officeooo:paragraph-rsid="0014afe5"/>
    </style:style>
    <style:style style:name="P2" style:family="paragraph" style:parent-style-name="Standard">
      <style:text-properties officeooo:rsid="0014afe5" officeooo:paragraph-rsid="0014afe5"/>
    </style:style>
    <style:style style:name="P3" style:family="paragraph" style:parent-style-name="Standard">
      <style:text-properties fo:font-weight="bold" officeooo:rsid="0016d78e" officeooo:paragraph-rsid="0016d78e" style:font-weight-asian="bold" style:font-weight-complex="bold"/>
    </style:style>
    <style:style style:name="P4" style:family="paragraph" style:parent-style-name="Standard">
      <style:text-properties fo:font-weight="bold" officeooo:rsid="0018722d" officeooo:paragraph-rsid="0018722d" style:font-weight-asian="bold" style:font-weight-complex="bold"/>
    </style:style>
    <style:style style:name="P5" style:family="paragraph" style:parent-style-name="Standard">
      <style:text-properties fo:font-weight="bold" officeooo:rsid="0018e0cb" officeooo:paragraph-rsid="0018e0cb" style:font-weight-asian="bold" style:font-weight-complex="bold"/>
    </style:style>
    <style:style style:name="P6" style:family="paragraph" style:parent-style-name="Standard">
      <style:text-properties fo:font-weight="bold" officeooo:rsid="001b649d" officeooo:paragraph-rsid="001b649d" style:font-weight-asian="bold" style:font-weight-complex="bold"/>
    </style:style>
    <style:style style:name="P7" style:family="paragraph" style:parent-style-name="Standard">
      <style:text-properties fo:font-weight="bold" officeooo:rsid="001b9271" officeooo:paragraph-rsid="001b9271" style:font-weight-asian="bold" style:font-weight-complex="bold"/>
    </style:style>
    <style:style style:name="P8" style:family="paragraph" style:parent-style-name="Standard">
      <style:text-properties fo:font-weight="bold" officeooo:rsid="001c9b48" officeooo:paragraph-rsid="001c9b48" style:font-weight-asian="bold" style:font-weight-complex="bold"/>
    </style:style>
    <style:style style:name="P9" style:family="paragraph" style:parent-style-name="Standard">
      <style:text-properties fo:font-weight="bold" officeooo:rsid="001e8135" officeooo:paragraph-rsid="001e8135" style:font-weight-asian="bold" style:font-weight-complex="bold"/>
    </style:style>
    <style:style style:name="P10" style:family="paragraph" style:parent-style-name="Standard">
      <style:text-properties fo:font-weight="bold" officeooo:rsid="001fe65d" officeooo:paragraph-rsid="001fe65d" style:font-weight-asian="bold" style:font-weight-complex="bold"/>
    </style:style>
    <style:style style:name="P11" style:family="paragraph" style:parent-style-name="Standard">
      <style:text-properties fo:font-weight="bold" officeooo:rsid="00200896" officeooo:paragraph-rsid="00200896" style:font-weight-asian="bold" style:font-weight-complex="bold"/>
    </style:style>
    <style:style style:name="P12" style:family="paragraph" style:parent-style-name="Standard">
      <style:text-properties fo:font-weight="bold" officeooo:rsid="0021c24d" officeooo:paragraph-rsid="0021c24d" style:font-weight-asian="bold" style:font-weight-complex="bold"/>
    </style:style>
    <style:style style:name="P13" style:family="paragraph" style:parent-style-name="Standard">
      <style:text-properties fo:font-weight="bold" officeooo:rsid="0023ac3c" officeooo:paragraph-rsid="0023ac3c" style:font-weight-asian="bold" style:font-weight-complex="bold"/>
    </style:style>
    <style:style style:name="P14" style:family="paragraph" style:parent-style-name="Standard">
      <style:text-properties fo:font-weight="bold" officeooo:rsid="00256008" officeooo:paragraph-rsid="00256008" style:font-weight-asian="bold" style:font-weight-complex="bold"/>
    </style:style>
    <style:style style:name="P15" style:family="paragraph" style:parent-style-name="Standard">
      <style:text-properties fo:font-weight="bold" officeooo:rsid="0026703b" officeooo:paragraph-rsid="0026703b" style:font-weight-asian="bold" style:font-weight-complex="bold"/>
    </style:style>
    <style:style style:name="P16" style:family="paragraph" style:parent-style-name="Standard">
      <style:text-properties fo:font-weight="normal" officeooo:rsid="0016d78e" officeooo:paragraph-rsid="0016d78e" style:font-weight-asian="normal" style:font-weight-complex="normal"/>
    </style:style>
    <style:style style:name="P17" style:family="paragraph" style:parent-style-name="Standard" style:list-style-name="L1">
      <style:text-properties fo:font-weight="bold" officeooo:rsid="0018722d" officeooo:paragraph-rsid="0018722d" style:font-weight-asian="bold" style:font-weight-complex="bold"/>
    </style:style>
    <style:style style:name="P18" style:family="paragraph" style:parent-style-name="Standard" style:list-style-name="L2">
      <style:text-properties fo:font-weight="bold" officeooo:rsid="0018e4c7" officeooo:paragraph-rsid="0018e4c7" style:font-weight-asian="bold" style:font-weight-complex="bold"/>
    </style:style>
    <style:style style:name="P19" style:family="paragraph" style:parent-style-name="Standard" style:list-style-name="L2">
      <style:text-properties fo:font-weight="bold" officeooo:rsid="001a24c3" officeooo:paragraph-rsid="001a24c3" style:font-weight-asian="bold" style:font-weight-complex="bold"/>
    </style:style>
    <style:style style:name="P20" style:family="paragraph" style:parent-style-name="Standard" style:list-style-name="L4">
      <style:text-properties fo:font-weight="bold" officeooo:rsid="001c9b48" officeooo:paragraph-rsid="001c9b48" style:font-weight-asian="bold" style:font-weight-complex="bold"/>
    </style:style>
    <style:style style:name="P21" style:family="paragraph" style:parent-style-name="Standard" style:list-style-name="L8">
      <style:text-properties fo:font-weight="bold" officeooo:rsid="00200896" officeooo:paragraph-rsid="00200896" style:font-weight-asian="bold" style:font-weight-complex="bold"/>
    </style:style>
    <style:style style:name="P22" style:family="paragraph" style:parent-style-name="Standard" style:list-style-name="L1">
      <style:text-properties fo:font-style="normal" fo:font-weight="normal" officeooo:rsid="0018e0cb" officeooo:paragraph-rsid="0018e0c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8e0cb" officeooo:paragraph-rsid="0018e0c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a24c3" officeooo:paragraph-rsid="001a24c3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font-style="normal" fo:font-weight="normal" officeooo:rsid="001b649d" officeooo:paragraph-rsid="001b649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b649d" officeooo:paragraph-rsid="001b649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b9271" officeooo:paragraph-rsid="001b9271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text-properties fo:font-style="normal" fo:font-weight="normal" officeooo:rsid="001c9b48" officeooo:paragraph-rsid="001c9b48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1c9b48" officeooo:paragraph-rsid="001c9b48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32" style:family="paragraph" style:parent-style-name="Standard" style:list-style-name="L6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33" style:family="paragraph" style:parent-style-name="Standard" style:list-style-name="L7">
      <style:text-properties fo:font-style="normal" fo:font-weight="normal" officeooo:rsid="00200896" officeooo:paragraph-rsid="00200896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00896" officeooo:paragraph-rsid="00200896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1c24d" officeooo:paragraph-rsid="00200896" style:font-style-asian="normal" style:font-weight-asian="normal" style:font-style-complex="normal" style:font-weight-complex="normal"/>
    </style:style>
    <style:style style:name="P36" style:family="paragraph" style:parent-style-name="Standard" style:list-style-name="L9">
      <style:text-properties fo:font-style="normal" fo:font-weight="normal" officeooo:rsid="0021c24d" officeooo:paragraph-rsid="0021c24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21c24d" officeooo:paragraph-rsid="0021c24d" style:font-style-asian="normal" style:font-weight-asian="normal" style:font-style-complex="normal" style:font-weight-complex="normal"/>
    </style:style>
    <style:style style:name="P38" style:family="paragraph" style:parent-style-name="Standard" style:list-style-name="L9">
      <style:text-properties fo:font-style="normal" fo:font-weight="normal" officeooo:rsid="00255f0c" officeooo:paragraph-rsid="00255f0c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23ac3c" officeooo:paragraph-rsid="0023ac3c" style:font-style-asian="normal" style:font-weight-asian="normal" style:font-style-complex="normal" style:font-weight-complex="normal"/>
    </style:style>
    <style:style style:name="P40" style:family="paragraph" style:parent-style-name="Standard" style:list-style-name="L10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42" style:family="paragraph" style:parent-style-name="Standard" style:list-style-name="L11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43" style:family="paragraph" style:parent-style-name="Standard" style:list-style-name="L12">
      <style:text-properties fo:font-style="normal" fo:font-weight="normal" officeooo:rsid="0026703b" officeooo:paragraph-rsid="0026703b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26703b" officeooo:paragraph-rsid="0026703b" style:font-style-asian="normal" style:font-weight-asian="normal" style:font-style-complex="normal" style:font-weight-complex="normal"/>
    </style:style>
    <style:style style:name="P45" style:family="paragraph" style:parent-style-name="Standard" style:list-style-name="L9">
      <style:text-properties fo:font-style="normal" fo:font-weight="normal" officeooo:rsid="002a6a22" officeooo:paragraph-rsid="002a6a2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bold" officeooo:rsid="0027e371" officeooo:paragraph-rsid="0027e371" style:font-style-asian="normal" style:font-weight-asian="bold" style:font-style-complex="normal" style:font-weight-complex="bold"/>
    </style:style>
    <style:style style:name="P47" style:family="paragraph" style:parent-style-name="Standard" style:list-style-name="L13">
      <style:text-properties fo:font-style="normal" fo:font-weight="bold" officeooo:rsid="0027e371" officeooo:paragraph-rsid="0027e371" style:font-style-asian="normal" style:font-weight-asian="bold" style:font-style-complex="normal" style:font-weight-complex="bold"/>
    </style:style>
    <style:style style:name="P48" style:family="paragraph" style:parent-style-name="Standard" style:list-style-name="L9">
      <style:text-properties fo:font-style="italic" fo:font-weight="bold" officeooo:rsid="00256008" officeooo:paragraph-rsid="00256008" style:font-style-asian="italic" style:font-weight-asian="bold" style:font-style-complex="italic" style:font-weight-complex="bold"/>
    </style:style>
    <style:style style:name="P49" style:family="paragraph" style:parent-style-name="Standard" style:list-style-name="L13">
      <style:text-properties fo:font-style="italic" fo:font-weight="bold" officeooo:rsid="0027e371" officeooo:paragraph-rsid="0027e371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fo:font-weight="bold" officeooo:rsid="0027e371" officeooo:paragraph-rsid="0027e371" style:font-style-asian="italic" style:font-weight-asian="bold" style:font-style-complex="italic" style:font-weight-complex="bold"/>
    </style:style>
    <style:style style:name="P51" style:family="paragraph" style:parent-style-name="Standard" style:list-style-name="L14">
      <style:text-properties fo:font-style="italic" fo:font-weight="bold" officeooo:rsid="0028aed7" officeooo:paragraph-rsid="0028aed7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font-style="italic" fo:font-weight="bold" officeooo:rsid="0028aed7" officeooo:paragraph-rsid="0028aed7" style:font-style-asian="italic" style:font-weight-asian="bold" style:font-style-complex="italic" style:font-weight-complex="bold"/>
    </style:style>
    <style:style style:name="P53" style:family="paragraph" style:parent-style-name="Standard" style:list-style-name="L15">
      <style:text-properties fo:font-style="italic" fo:font-weight="bold" officeooo:rsid="002989bf" officeooo:paragraph-rsid="002989bf" style:font-style-asian="italic" style:font-weight-asian="bold" style:font-style-complex="italic" style:font-weight-complex="bold"/>
    </style:style>
    <style:style style:name="P54" style:family="paragraph" style:parent-style-name="Standard">
      <style:text-properties fo:font-style="italic" fo:font-weight="bold" officeooo:rsid="002989bf" officeooo:paragraph-rsid="002989bf" style:font-style-asian="italic" style:font-weight-asian="bold" style:font-style-complex="italic" style:font-weight-complex="bold"/>
    </style:style>
    <style:style style:name="P55" style:family="paragraph" style:parent-style-name="Standard">
      <style:text-properties fo:font-style="italic" fo:font-weight="bold" officeooo:rsid="002ef3d9" officeooo:paragraph-rsid="002ef3d9" style:font-style-asian="italic" style:font-weight-asian="bold" style:font-style-complex="italic" style:font-weight-complex="bold"/>
    </style:style>
    <style:style style:name="P56" style:family="paragraph" style:parent-style-name="Standard">
      <style:text-properties fo:font-style="italic" fo:font-weight="bold" officeooo:rsid="00320f97" officeooo:paragraph-rsid="00320f97" style:font-style-asian="italic" style:font-weight-asian="bold" style:font-style-complex="italic" style:font-weight-complex="bold"/>
    </style:style>
    <style:style style:name="P57" style:family="paragraph" style:parent-style-name="Standard" style:list-style-name="L16">
      <style:text-properties fo:font-style="italic" fo:font-weight="bold" officeooo:rsid="00320f97" officeooo:paragraph-rsid="00320f97" style:font-style-asian="italic" style:font-weight-asian="bold" style:font-style-complex="italic" style:font-weight-complex="bold"/>
    </style:style>
    <style:style style:name="P58" style:family="paragraph" style:parent-style-name="Standard" style:list-style-name="L16">
      <style:text-properties fo:font-style="italic" fo:font-weight="bold" officeooo:rsid="0033cc9c" officeooo:paragraph-rsid="0033cc9c" style:font-style-asian="italic" style:font-weight-asian="bold" style:font-style-complex="italic" style:font-weight-complex="bold"/>
    </style:style>
    <style:style style:name="P59" style:family="paragraph" style:parent-style-name="Standard">
      <style:text-properties fo:font-style="italic" fo:font-weight="bold" officeooo:rsid="0033cc9c" officeooo:paragraph-rsid="0033cc9c" style:font-style-asian="italic" style:font-weight-asian="bold" style:font-style-complex="italic" style:font-weight-complex="bold"/>
    </style:style>
    <style:style style:name="P60" style:family="paragraph" style:parent-style-name="Standard">
      <style:text-properties fo:font-style="italic" fo:font-weight="bold" officeooo:rsid="00362983" officeooo:paragraph-rsid="00362983" style:font-style-asian="italic" style:font-weight-asian="bold" style:font-style-complex="italic" style:font-weight-complex="bold"/>
    </style:style>
    <style:style style:name="P61" style:family="paragraph" style:parent-style-name="Standard">
      <style:text-properties fo:font-style="italic" fo:font-weight="bold" officeooo:rsid="003a5b3c" officeooo:paragraph-rsid="003a5b3c" style:font-style-asian="italic" style:font-weight-asian="bold" style:font-style-complex="italic" style:font-weight-complex="bold"/>
    </style:style>
    <style:style style:name="P62" style:family="paragraph" style:parent-style-name="Standard">
      <style:text-properties fo:font-style="italic" fo:font-weight="bold" officeooo:rsid="003c3b21" officeooo:paragraph-rsid="003c3b21" style:font-style-asian="italic" style:font-weight-asian="bold" style:font-style-complex="italic" style:font-weight-complex="bold"/>
    </style:style>
    <style:style style:name="T1" style:family="text">
      <style:text-properties officeooo:rsid="0016309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e4c7" style:font-style-asian="normal" style:font-style-complex="normal"/>
    </style:style>
    <style:style style:name="T6" style:family="text">
      <style:text-properties fo:font-style="normal" officeooo:rsid="00301b6e" style:font-style-asian="normal" style:font-style-complex="normal"/>
    </style:style>
    <style:style style:name="T7" style:family="text">
      <style:text-properties fo:font-style="normal" officeooo:rsid="0037c8d7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c24d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b41b6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01b6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7c8d7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c43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MI → estabilidade cambial.</text:p>
      <text:p text:style-name="P2">BIRD → inicialmente para financiar a reconstrução da Europa pós-WWII, mas isso foi feito, fundamentalmente, pelo Plano Marshall, sendo que o BIRD redirecionou suas ações para o financiamento de projetos de desenvolvimento em economias menos favorecidas.</text:p>
      <text:p text:style-name="P2">OIC → regularia o comércio internacional, mas não foi criada <text:span text:style-name="T1">porque os EUA não ratificaram a Carta de Havana.</text:span></text:p>
      <text:p text:style-name="P2"/>
      <text:p text:style-name="P3">Princípio do gradualismo<text:span text:style-name="T2">: a liberalização do comércio internacional não ocorrerá de uma hora para outra, mas gradualmente.</text:span></text:p>
      <text:p text:style-name="P16"/>
      <text:p text:style-name="P4">Rodada Kennedy (64 a 67)<text:span text:style-name="T2">:</text:span></text:p>
      <text:list xml:id="list5894877041349945538" text:style-name="L1">
        <text:list-item>
          <text:p text:style-name="P17"><text:span text:style-name="T2">discussão sobre aplicação de </text:span><text:span text:style-name="T3">medidas antidumping</text:span><text:span text:style-name="T8">;</text:span></text:p>
        </text:list-item>
        <text:list-item>
          <text:p text:style-name="P17"><text:span text:style-name="T8">adicionou novo capítulo no GATT relativo a </text:span><text:span text:style-name="T3">comércio e desenvolvimento</text:span><text:span text:style-name="T8">;</text:span></text:p>
        </text:list-item>
        <text:list-item>
          <text:p text:style-name="P22">iniciou discussão sobre tratamento especial aos países em desenvolvimento.</text:p>
        </text:list-item>
      </text:list>
      <text:p text:style-name="P23"/>
      <text:p text:style-name="P5"><text:span text:style-name="T4">Rodada Tóqui</text:span><text:span text:style-name="T5">o</text:span><text:span text:style-name="T4"> (73 a 79)</text:span><text:span text:style-name="T8">:</text:span></text:p>
      <text:list xml:id="list1171192657778665153" text:style-name="L2">
        <text:list-item>
          <text:p text:style-name="P18"><text:span text:style-name="T8">criação dos primeiros acordos </text:span><text:span text:style-name="T3">plurilaterais</text:span><text:span text:style-name="T8">;</text:span></text:p>
        </text:list-item>
        <text:list-item>
          <text:p text:style-name="P19"><text:span text:style-name="T8">estabelecimento da </text:span><text:span text:style-name="T3">cláusula de habilitação</text:span><text:span text:style-name="T8">, que permitiu tratamento diferenciado aos países em desenvolvimento.</text:span></text:p>
        </text:list-item>
      </text:list>
      <text:p text:style-name="P24"/>
      <text:p text:style-name="P6"><text:span text:style-name="T4">Rodada Uruguai (86 a 94)</text:span><text:span text:style-name="T8">:</text:span></text:p>
      <text:list xml:id="list7801864249129938134" text:style-name="L3">
        <text:list-item>
          <text:p text:style-name="P25">criação da OMC (Acordo de Marrakesh);</text:p>
        </text:list-item>
        <text:list-item>
          <text:p text:style-name="P25">comércio de serviços e direitos de propriedade intelectual (assuntos de interesse dos países desenvolvidos);</text:p>
        </text:list-item>
        <text:list-item>
          <text:p text:style-name="P25">inclusão dos setores têxtil e agrícola.</text:p>
        </text:list-item>
      </text:list>
      <text:p text:style-name="P26"/>
      <text:p text:style-name="P7"><text:span text:style-name="T8">A liberalização e expansão do comercial </text:span><text:span text:style-name="T4">não são</text:span><text:span text:style-name="T8"> um objetivo da OMC, mas tão somente um </text:span><text:span text:style-name="T4">meio para promover o crescimento e o desenvolvimento econômico</text:span><text:span text:style-name="T8">.</text:span></text:p>
      <text:p text:style-name="P27"/>
      <text:p text:style-name="P8"><text:span text:style-name="T8">São </text:span><text:span text:style-name="T4">objetivos da OMC</text:span><text:span text:style-name="T8">:</text:span></text:p>
      <text:list xml:id="list1813698901614912892" text:style-name="L4">
        <text:list-item>
          <text:p text:style-name="P28">elevar o nível de vida das populações;</text:p>
        </text:list-item>
        <text:list-item>
          <text:p text:style-name="P28">garantir o pleno emprego;</text:p>
        </text:list-item>
        <text:list-item>
          <text:p text:style-name="P28">garantir um volume considerável e em constante elevação de receitas reais e demanda efetiva;</text:p>
        </text:list-item>
        <text:list-item>
          <text:p text:style-name="P28">aumentar a produção e o comércio de bens e serviços;</text:p>
        </text:list-item>
        <text:list-item>
          <text:p text:style-name="P28">uso dos recursos mundiais de forma compatível com o desenvolvimento sustentável;</text:p>
        </text:list-item>
        <text:list-item>
          <text:p text:style-name="P20"><text:span text:style-name="T4">objetivo central</text:span><text:span text:style-name="T8">: promover o crescimento e desenvolvimento econômico dos países.</text:span></text:p>
        </text:list-item>
      </text:list>
      <text:p text:style-name="P29"/>
      <text:p text:style-name="P9"><text:span text:style-name="T8">São </text:span><text:span text:style-name="T4">funções da OMC</text:span><text:span text:style-name="T8">:</text:span></text:p>
      <text:list xml:id="list3068905185092401235" text:style-name="L5">
        <text:list-item>
          <text:p text:style-name="P30">administrar os acordos internacionais entre seus membros;</text:p>
        </text:list-item>
        <text:list-item>
          <text:p text:style-name="P30">fórum para negociações internacionais de comércio;</text:p>
        </text:list-item>
        <text:list-item>
          <text:p text:style-name="P30">solucionar controvérsias comerciais;</text:p>
        </text:list-item>
        <text:list-item>
          <text:p text:style-name="P30">revisar políticas comerciais dos países membros;</text:p>
        </text:list-item>
        <text:list-item>
          <text:p text:style-name="P30">coerência na formulação de políticas econômicas, em conjunto com o FMI e o BIRD.</text:p>
        </text:list-item>
      </text:list>
      <text:p text:style-name="P31"/>
      <text:p text:style-name="P9"><text:span text:style-name="T4">Conferência de Cingapura (96)</text:span><text:span text:style-name="T8">:</text:span></text:p>
      <text:list xml:id="list7889086260106006324" text:style-name="L6">
        <text:list-item>
          <text:p text:style-name="P32">acordo plurilateral da OMC sobre comércio de produtos de TI;</text:p>
        </text:list-item>
        <text:list-item>
          <text:p text:style-name="P32">4 divergências:</text:p>
          <text:list>
            <text:list-item>
              <text:p text:style-name="P32"><text:soft-page-break/>comércio e política de concorrência;</text:p>
            </text:list-item>
            <text:list-item>
              <text:p text:style-name="P32">comércio e investimento;</text:p>
            </text:list-item>
            <text:list-item>
              <text:p text:style-name="P32">facilitação de comércio;</text:p>
            </text:list-item>
            <text:list-item>
              <text:p text:style-name="P32">transparência em compras governamentais.</text:p>
            </text:list-item>
          </text:list>
        </text:list-item>
      </text:list>
      <text:p text:style-name="P31"/>
      <text:p text:style-name="P10"><text:span text:style-name="T4">Conferência de Genebra (98)</text:span><text:span text:style-name="T8">:</text:span></text:p>
      <text:list xml:id="list2608680288099807597" text:style-name="L7">
        <text:list-item>
          <text:p text:style-name="P33">Declaração Ministerial sobre Comércio Eletrônico.</text:p>
        </text:list-item>
      </text:list>
      <text:p text:style-name="P34"/>
      <text:p text:style-name="P11"><text:span text:style-name="T4">Conferência de Seattle (99)</text:span><text:span text:style-name="T8">:</text:span></text:p>
      <text:list xml:id="list1971755671252470520" text:style-name="L8">
        <text:list-item>
          <text:p text:style-name="P21"><text:span text:style-name="T8">“</text:span><text:span text:style-name="T9">Rodada do Milênio”, sem acordo, principalmente por divergências na parte agrícola, </text:span><text:span text:style-name="T10">logo nem chegou a se concretizar</text:span><text:span text:style-name="T9">.</text:span></text:p>
        </text:list-item>
      </text:list>
      <text:p text:style-name="P35"/>
      <text:p text:style-name="P12"><text:span text:style-name="T4">Conferência de Doha (2001)</text:span><text:span text:style-name="T8">:</text:span></text:p>
      <text:list xml:id="list1217491996486953211" text:style-name="L9">
        <text:list-item>
          <text:p text:style-name="P36">até hoje não terminou;</text:p>
        </text:list-item>
        <text:list-item>
          <text:p text:style-name="P45">primeira rodada após a criação da OMC;</text:p>
        </text:list-item>
        <text:list-item>
          <text:p text:style-name="P36">“Rodada do Desenvolvimento”, reconhecendo a importância de se <text:span text:style-name="T13">promover o desenvolvimento dos países menos favorecidos</text:span> –<text:span text:style-name="T14"> esse é seu principal objetivo</text:span>;</text:p>
        </text:list-item>
        <text:list-item>
          <text:p text:style-name="P38">muitos temas;</text:p>
        </text:list-item>
        <text:list-item>
          <text:p text:style-name="P48"><text:span text:style-name="T2">single undertaking</text:span><text:span text:style-name="T8">: acordos multilaterais da OMC vinculam obrigatoriamente a todos os membros, logo a alteração de qualquer desses acordos multilaterais na Rodada Doha depende da aceitação de todos os membros.</text:span></text:p>
        </text:list-item>
      </text:list>
      <text:p text:style-name="P37"/>
      <text:p text:style-name="P13"><text:span text:style-name="T8">A </text:span><text:span text:style-name="T4">Rodada Doha</text:span><text:span text:style-name="T8"> é a </text:span><text:span text:style-name="T4">primeira rodada</text:span><text:span text:style-name="T8"> de negociações comerciais desde a criação da OMC.</text:span></text:p>
      <text:p text:style-name="P39"/>
      <text:p text:style-name="P14"><text:span text:style-name="T4">Conferência de Cancun (2003)</text:span><text:span text:style-name="T8">:</text:span></text:p>
      <text:list xml:id="list984952809341671409" text:style-name="L10">
        <text:list-item>
          <text:p text:style-name="P40">reafirmação de continuar com a rodada Doha.</text:p>
        </text:list-item>
      </text:list>
      <text:p text:style-name="P41"/>
      <text:p text:style-name="P14"><text:span text:style-name="T4">Conferência de Hong Kong (2005)</text:span><text:span text:style-name="T8">:</text:span></text:p>
      <text:list xml:id="list9142516697181929326" text:style-name="L11">
        <text:list-item>
          <text:p text:style-name="P42">tentaram encerrar a Rodada Doha, mas sem sucesso, apesar do consenso quanto alguns assuntos importantes, como eliminar todos os subsídios à exportação agrícola até o final de 2013.</text:p>
        </text:list-item>
      </text:list>
      <text:p text:style-name="P41"/>
      <text:p text:style-name="P15"><text:span text:style-name="T4">Conferência de Genebra (2009)</text:span><text:span text:style-name="T8">:</text:span></text:p>
      <text:list xml:id="list3127818304695472465" text:style-name="L12">
        <text:list-item>
          <text:p text:style-name="P43">tema sobre mudanças climáticas e eliminação de obstáculos ao comércio de bens e serviços ambientais, mas não fazem parte da agenda de liberalização comercial, já que ainda não existem compromissos específicos em matéria ambiental.</text:p>
        </text:list-item>
      </text:list>
      <text:p text:style-name="P44"/>
      <text:p text:style-name="P46">Conferência de Genebra (2011)<text:span text:style-name="T2">:</text:span></text:p>
      <text:list xml:id="list4391658133265414643" text:style-name="L13">
        <text:list-item>
          <text:p text:style-name="P47"><text:span text:style-name="T2">adesão da Rússia, Samoa e Montenegro à OMC;</text:span></text:p>
        </text:list-item>
        <text:list-item>
          <text:p text:style-name="P49"><text:span text:style-name="T2">waiver</text:span><text:span text:style-name="T8"> permitindo </text:span><text:span text:style-name="T4">tratamento especial e diferenciado</text:span><text:span text:style-name="T8"> para serviços de PMDR’s.</text:span></text:p>
        </text:list-item>
      </text:list>
      <text:p text:style-name="P50"><text:span text:style-name="T8"/></text:p>
      <text:p text:style-name="P50"><text:span text:style-name="T4">Conferência de Bali (2013)</text:span><text:span text:style-name="T8">:</text:span></text:p>
      <text:list xml:id="list7889616105286517347" text:style-name="L14">
        <text:list-item>
          <text:p text:style-name="P51"><text:span text:style-name="T8">modestos avanços na Rodada de Doha, dentre os quais:</text:span></text:p>
          <text:list>
            <text:list-item>
              <text:p text:style-name="P51"><text:span text:style-name="T8">celebração do </text:span><text:span text:style-name="T4">Acordo de Facilitação do Comércio</text:span><text:span text:style-name="T8">;</text:span></text:p>
            </text:list-item>
            <text:list-item>
              <text:p text:style-name="P51"><text:span text:style-name="T8">tomada decisão que impede que os países que adotem programas públicos de segurança alimentar </text:span><text:span text:style-name="T4">legítimos</text:span><text:span text:style-name="T8"> sejam acionados, em razão disso, no OSC. Essa regra é temporária.</text:span></text:p>
            </text:list-item>
          </text:list>
        </text:list-item>
      </text:list>
      <text:p text:style-name="P52"><text:span text:style-name="T8"/></text:p>
      <text:p text:style-name="P52"><text:span text:style-name="T4">Conferência de Nairobi (2015)</text:span><text:span text:style-name="T8">:</text:span></text:p>
      <text:list xml:id="list285147180332778515" text:style-name="L15">
        <text:list-item>
          <text:p text:style-name="P53"><text:soft-page-break/><text:span text:style-name="T8">mecanismo especial de salvaguardas para PED’s (p/ comércio agrícola);</text:span></text:p>
        </text:list-item>
        <text:list-item>
          <text:p text:style-name="P53"><text:span text:style-name="T8">proibição </text:span><text:span text:style-name="T4">imediata</text:span><text:span text:style-name="T8"> de que PD’s concedam subsídios agrícolas, enquanto PED’s têm até 2018 para isso;</text:span></text:p>
        </text:list-item>
        <text:list-item>
          <text:p text:style-name="P53"><text:span text:style-name="T8">ajuda alimentar internacional, desde que não distorça a concorrência e afete os mercados locais;</text:span></text:p>
        </text:list-item>
        <text:list-item>
          <text:p text:style-name="P53"><text:span text:style-name="T8">algodão;</text:span></text:p>
        </text:list-item>
        <text:list-item>
          <text:p text:style-name="P53"><text:span text:style-name="T8">regras de origem mais favorecidas aos PMDR’s;</text:span></text:p>
        </text:list-item>
        <text:list-item>
          <text:p text:style-name="P53"><text:span text:style-name="T8">prolongado </text:span><text:span text:style-name="T2">waiver</text:span><text:span text:style-name="T8"> de tratamento especial e diferenciado ao comércio de serviços dos PMDR’s;</text:span></text:p>
        </text:list-item>
        <text:list-item>
          <text:p text:style-name="P53"><text:span text:style-name="T8">criação de </text:span><text:span text:style-name="T2">waiver</text:span><text:span text:style-name="T8"> para PMDR’s sobre TRIPS que não se aplicam a eles;</text:span></text:p>
        </text:list-item>
        <text:list-item>
          <text:p text:style-name="P53"><text:span text:style-name="T8">prologamento da moratória relativa à não abertura de controvérsias de “não violação” em propriedade intelectual;</text:span></text:p>
        </text:list-item>
        <text:list-item>
          <text:p text:style-name="P53"><text:span text:style-name="T8">prolongar até Conferência de 2017 a não imposição de tarifas nas transmissões eletrônicas.</text:span></text:p>
        </text:list-item>
      </text:list>
      <text:p text:style-name="P54"><text:span text:style-name="T8"/></text:p>
      <text:p text:style-name="P55"><text:span text:style-name="T8">A regra geral é que as decisões na OMC sejam tomadas por </text:span><text:span text:style-name="T4">consenso</text:span><text:span text:style-name="T8">. </text:span><text:span text:style-name="T11">O consenso é diferente da unanimidade, visto que aquele é alcançado quando </text:span><text:span text:style-name="T6">nenhum país se manifesta formalmente contrariamente</text:span><text:span text:style-name="T11">.</text:span></text:p>
      <text:p text:style-name="P55"><text:span text:style-name="T11"/></text:p>
      <text:p text:style-name="P56"><text:span text:style-name="T11">P</text:span><text:span text:style-name="T8">ode ocorrer ainda a </text:span><text:span text:style-name="T4">votação</text:span><text:span text:style-name="T8">, desde que não seja possível o consenso. Cada membro tem o direito a um voto, sendo que, quando a UE exercer seu direito de voto, terá o número de votos correspondente ao número de seus Estados-membros que integram a OMC. As decisões são tomadas por </text:span><text:span text:style-name="T4">maioria de votos</text:span><text:span text:style-name="T8">, salvo em alguns casos especiais que se exige quórum qualificado.</text:span></text:p>
      <text:p text:style-name="P56"><text:span text:style-name="T8"/></text:p>
      <text:p text:style-name="P56"><text:span text:style-name="T4">Quórum qualificado</text:span><text:span text:style-name="T8">:</text:span></text:p>
      <text:list xml:id="list1896868657161766117" text:style-name="L16">
        <text:list-item>
          <text:p text:style-name="P57"><text:span text:style-name="T8">adotar interpretação vinculante </text:span><text:span text:style-name="T2">erga omnes</text:span><text:span text:style-name="T8"> sobre um dispositivo de um acordo firmado no âmbito da OMC → </text:span><text:span text:style-name="T4">3/4 dos membros</text:span><text:span text:style-name="T8">;</text:span></text:p>
        </text:list-item>
        <text:list-item>
          <text:p text:style-name="P58"><text:span text:style-name="T8">concessão de </text:span><text:span text:style-name="T2">waiver</text:span><text:span text:style-name="T8"> → </text:span><text:span text:style-name="T4">3/4 dos membros</text:span><text:span text:style-name="T8">;</text:span></text:p>
        </text:list-item>
        <text:list-item>
          <text:p text:style-name="P58"><text:span text:style-name="T8">adesão de Estado ou território aduaneiro à OMC → </text:span><text:span text:style-name="T4">2/3 dos membros</text:span><text:span text:style-name="T8">;</text:span></text:p>
        </text:list-item>
        <text:list-item>
          <text:p text:style-name="P58"><text:span text:style-name="T8">modificar acordos → </text:span><text:span text:style-name="T4">2/3 dos membros</text:span><text:span text:style-name="T8">.</text:span></text:p>
        </text:list-item>
      </text:list>
      <text:p text:style-name="P59"><text:span text:style-name="T8"/></text:p>
      <text:p text:style-name="P60"><text:span text:style-name="T8">O </text:span><text:span text:style-name="T4">consenso negativo</text:span><text:span text:style-name="T8"> não está previsto no Acordo de Marrakesh, mas no “Entendimento sobre Soluções de Controvérsias”, e é aplicado em diferentes fases do processo de solução de controvérsias. </text:span><text:span text:style-name="T12">Nele, a </text:span><text:span text:style-name="T7">d</text:span><text:span text:style-name="T4">ecisão só não será adotada quanto TODOS membros concordarem em não adotar tal decisão</text:span><text:span text:style-name="T8">.</text:span></text:p>
      <text:p text:style-name="P60"><text:span text:style-name="T8"/></text:p>
      <text:p text:style-name="P61"><text:span text:style-name="T4">Princípios do GATT</text:span><text:span text:style-name="T8">: gradualismo, flexibilidade e reciprocidade.</text:span></text:p>
      <text:p text:style-name="P61"><text:span text:style-name="T8"/></text:p>
      <text:p text:style-name="P62"><text:span text:style-name="T8">O texto do GATT é autêntico em </text:span><text:span text:style-name="T4">inglês, francês e espanhol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afe5" officeooo:paragraph-rsid="0014af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Sistema multilateral de comérc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8:46:30.004995654</meta:creation-date>
    <dc:date>2018-03-13T18:36:40.108424085</dc:date>
    <meta:editing-duration>PT1H31M12S</meta:editing-duration>
    <meta:editing-cycles>34</meta:editing-cycles>
    <meta:generator>LibreOffice/5.2.7.2$Linux_X86_64 LibreOffice_project/20m0$Build-2</meta:generator>
    <meta:document-statistic meta:table-count="0" meta:image-count="0" meta:object-count="0" meta:page-count="3" meta:paragraph-count="81" meta:word-count="945" meta:character-count="5970" meta:non-whitespace-character-count="5157"/>
  </office:meta>
</office:document-meta>
</file>